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66ffff" draw:opacity="50%" draw:textarea-vertical-align="middle" draw:shadow-opacity="50%"/>
    </style:style>
    <style:style style:name="gr2" style:family="graphic" style:parent-style-name="objectwithoutfill">
      <style:graphic-properties draw:fill="solid" draw:fill-color="#ff3333" draw:opacity="50%" draw:textarea-vertical-align="middle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eeeeee" draw:textarea-vertical-align="middle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withoutfill">
      <style:graphic-properties draw:fill="none" draw:fill-color="#cc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svg:stroke-width="0.051cm" svg:stroke-color="#99ff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svg:stroke-color="#009900" draw:marker-start-width="0.427cm" draw:marker-end-width="0.427cm" draw:fill="none" draw:fill-color="#ffffff" draw:opacity="50%" draw:textarea-vertical-align="middle" fo:padding-top="0.2cm" fo:padding-bottom="0.2cm" fo:padding-left="0.325cm" fo:padding-right="0.325cm" draw:shadow-opacity="50%"/>
    </style:style>
    <style:style style:name="gr19" style:family="graphic" style:parent-style-name="objectwithoutfill">
      <style:graphic-properties draw:stroke="dash" draw:stroke-dash="Ultrafine_20_Dashed" svg:stroke-width="0cm" svg:stroke-color="#999999" draw:marker-start-width="0.2cm" draw:marker-end-width="0.2cm" draw:fill="none" draw:fill-color="#ffffff" draw:opacity="50%" draw:textarea-vertical-align="middle" fo:padding-top="0.125cm" fo:padding-bottom="0.125cm" fo:padding-left="0.25cm" fo:padding-right="0.25cm" draw:shadow-opacity="50%"/>
    </style:style>
    <style:style style:name="gr2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9900"/>
    </style:style>
    <style:style style:name="P3" style:family="paragraph">
      <style:text-properties fo:color="#3333ff"/>
    </style:style>
    <style:style style:name="P4" style:family="paragraph">
      <style:text-properties fo:color="#ff3333"/>
    </style:style>
    <style:style style:name="P5" style:family="paragraph">
      <style:text-properties fo:color="#6666ff"/>
    </style:style>
    <style:style style:name="P6" style:family="paragraph">
      <style:text-properties fo:color="#808080"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009900"/>
    </style:style>
    <style:style style:name="T2" style:family="text">
      <style:text-properties fo:color="#3333ff"/>
    </style:style>
    <style:style style:name="T3" style:family="text">
      <style:text-properties fo:color="#ff3333"/>
    </style:style>
    <style:style style:name="T4" style:family="text">
      <style:text-properties fo:color="#6666ff"/>
    </style:style>
    <style:style style:name="T5" style:family="text">
      <style:text-properties fo:color="#808080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3.748cm" svg:height="3.428cm" svg:x="2.27cm" svg:y="11.541cm" svg:viewBox="0 0 23749 3429" svg:d="m0 3177c0 0 13255-7313 23749 252z">
          <text:p/>
        </draw:path>
        <draw:path draw:style-name="gr2" draw:text-style-name="P1" draw:layer="layout" svg:width="21.221cm" svg:height="4.273cm" svg:x="3.7cm" svg:y="10.64cm" svg:viewBox="0 0 21222 4274" svg:d="m0 4069c30 86 1110-622 3015-1136 284 29-381-2794-127-2921s485 817 1397 508 4319 1428 6477 1016c1701-280 3267-1477 3810-889 554 706 2794-635 3048-508s-345 1916 254 2540c276 509 1014 391 1651 635s1173 848 1697 960z">
          <text:p/>
        </draw:path>
        <draw:g>
          <draw:g>
            <draw:line draw:style-name="gr3" draw:text-style-name="P1" draw:layer="layout" svg:x1="14.651cm" svg:y1="5.446cm" svg:x2="14.651cm" svg:y2="5.66cm">
              <text:p/>
            </draw:line>
            <draw:line draw:style-name="gr3" draw:text-style-name="P1" draw:layer="layout" svg:x1="14.753cm" svg:y1="5.447cm" svg:x2="14.753cm" svg:y2="5.661cm">
              <text:p/>
            </draw:line>
            <draw:path draw:style-name="gr4" draw:text-style-name="P1" draw:layer="layout" svg:width="0.292cm" svg:height="0.17cm" svg:x="14.553cm" svg:y="5.103cm" svg:viewBox="0 0 293 171" svg:d="m66 171h163zm64-171-65 171zm-228-171 65 171zm-65-171h293z">
              <text:p/>
            </draw:path>
            <draw:line draw:style-name="gr3" draw:text-style-name="P1" draw:layer="layout" svg:x1="14.553cm" svg:y1="5.66cm" svg:x2="14.846cm" svg:y2="5.66cm">
              <text:p/>
            </draw:line>
            <draw:path draw:style-name="gr4" draw:text-style-name="P1" draw:layer="layout" svg:width="0.672cm" svg:height="0.17cm" svg:x="14.369cm" svg:y="5.66cm" svg:viewBox="0 0 673 171" svg:d="m673 0-98 171zm-488 0h488zm-575-171 87 171zm-87-171h673z">
              <text:p/>
            </draw:path>
            <draw:rect draw:style-name="gr5" draw:text-style-name="P1" draw:layer="layout" svg:width="0.684cm" svg:height="0.171cm" svg:x="14.358cm" svg:y="6.036cm">
              <text:p/>
            </draw:rect>
            <draw:rect draw:style-name="gr6" draw:text-style-name="P1" draw:layer="layout" svg:width="0.162cm" svg:height="0.086cm" svg:x="14.456cm" svg:y="5.574cm">
              <text:p/>
            </draw:rect>
            <draw:rect draw:style-name="gr6" draw:text-style-name="P1" draw:layer="layout" svg:width="0.065cm" svg:height="0.086cm" svg:x="14.814cm" svg:y="5.574cm">
              <text:p/>
            </draw:rect>
            <draw:ellipse draw:style-name="gr7" draw:text-style-name="P1" draw:layer="layout" svg:width="2.54cm" svg:height="1.808cm" svg:x="13.446cm" svg:y="2.905cm">
              <text:p/>
            </draw:ellipse>
            <draw:line draw:style-name="gr3" draw:text-style-name="P1" draw:layer="layout" svg:x1="14.702cm" svg:y1="5.104cm" svg:x2="14.702cm" svg:y2="4.719cm">
              <text:p/>
            </draw:line>
            <draw:path draw:style-name="gr4" draw:text-style-name="P1" draw:layer="layout" svg:width="0.292cm" svg:height="0.17cm" svg:x="14.549cm" svg:y="5.274cm" svg:viewBox="0 0 293 171" svg:d="m66 171h163zm64-171-65 171zm-228-171 65 171zm-65-171h293z">
              <text:p/>
            </draw:path>
            <draw:path draw:style-name="gr4" draw:text-style-name="P1" draw:layer="layout" svg:width="0.672cm" svg:height="0.17cm" svg:x="14.37cm" svg:y="5.831cm" svg:viewBox="0 0 673 171" svg:d="m673 0-98 171zm-488 0h488zm-575-171 87 171zm-87-171h673z">
              <text:p/>
            </draw:path>
            <draw:line draw:style-name="gr8" draw:text-style-name="P1" draw:layer="layout" svg:x1="14.651cm" svg:y1="5.66cm" svg:x2="14.753cm" svg:y2="5.591cm">
              <text:p/>
            </draw:line>
            <draw:line draw:style-name="gr8" draw:text-style-name="P1" draw:layer="layout" svg:x1="14.651cm" svg:y1="5.593cm" svg:x2="14.753cm" svg:y2="5.524cm">
              <text:p/>
            </draw:line>
            <draw:line draw:style-name="gr8" draw:text-style-name="P1" draw:layer="layout" svg:x1="14.651cm" svg:y1="5.516cm" svg:x2="14.753cm" svg:y2="5.447cm">
              <text:p/>
            </draw:line>
            <draw:line draw:style-name="gr8" draw:text-style-name="P1" draw:layer="layout" svg:x1="14.753cm" svg:y1="5.517cm" svg:x2="14.651cm" svg:y2="5.448cm">
              <text:p/>
            </draw:line>
            <draw:line draw:style-name="gr8" draw:text-style-name="P1" draw:layer="layout" svg:x1="14.753cm" svg:y1="5.658cm" svg:x2="14.651cm" svg:y2="5.589cm">
              <text:p/>
            </draw:line>
            <draw:line draw:style-name="gr8" draw:text-style-name="P1" draw:layer="layout" svg:x1="14.753cm" svg:y1="5.587cm" svg:x2="14.651cm" svg:y2="5.518cm">
              <text:p/>
            </draw:line>
          </draw:g>
          <draw:frame draw:style-name="gr9" draw:layer="layout" svg:width="2.327cm" svg:height="0.962cm" svg:x="13.527cm" svg:y="3.321cm">
            <draw:text-box>
              <text:p>ANITA</text:p>
            </draw:text-box>
          </draw:frame>
        </draw:g>
        <draw:frame draw:style-name="gr9" draw:layer="layout" svg:width="4.596cm" svg:height="0.962cm" svg:x="13.192cm" svg:y="6.769cm">
          <draw:text-box>
            <text:p>Event Pointing</text:p>
          </draw:text-box>
        </draw:frame>
        <draw:line draw:style-name="gr10" draw:text-style-name="P1" draw:layer="layout" svg:x1="14.413cm" svg:y1="5.916cm" svg:x2="7.005cm" svg:y2="13.446cm">
          <text:p/>
        </draw:line>
        <draw:line draw:style-name="gr11" draw:text-style-name="P1" draw:layer="layout" svg:x1="14.363cm" svg:y1="5.928cm" svg:x2="7.894cm" svg:y2="12.551cm">
          <text:p/>
        </draw:line>
        <draw:line draw:style-name="gr12" draw:text-style-name="P1" draw:layer="layout" svg:x1="8.259cm" svg:y1="6.548cm" svg:x2="9.783cm" svg:y2="14.803cm">
          <text:p/>
        </draw:line>
        <draw:line draw:style-name="gr13" draw:text-style-name="P1" draw:layer="layout" svg:x1="5.953cm" svg:y1="5.445cm" svg:x2="8.479cm" svg:y2="14.716cm">
          <text:p/>
        </draw:line>
        <draw:line draw:style-name="gr14" draw:text-style-name="P1" draw:layer="layout" svg:x1="14.349cm" svg:y1="5.94cm" svg:x2="9.128cm" svg:y2="11.287cm">
          <text:p/>
        </draw:line>
        <draw:line draw:style-name="gr15" draw:text-style-name="P1" draw:layer="layout" svg:x1="14.335cm" svg:y1="5.953cm" svg:x2="12.668cm" svg:y2="7.702cm">
          <text:p/>
        </draw:line>
        <draw:line draw:style-name="gr16" draw:text-style-name="P1" draw:layer="layout" svg:x1="3.486cm" svg:y1="3.413cm" svg:x2="7.423cm" svg:y2="14.716cm">
          <text:p/>
        </draw:line>
        <draw:frame draw:style-name="gr17" draw:text-style-name="P2" draw:layer="layout" svg:width="5.375cm" svg:height="0.962cm" svg:x="2.721cm" svg:y="2.478cm">
          <draw:text-box>
            <text:p text:style-name="P2"><text:span text:style-name="T1">Mapped to Geoid</text:span></text:p>
          </draw:text-box>
        </draw:frame>
        <draw:frame draw:style-name="gr9" draw:text-style-name="P3" draw:layer="layout" svg:width="6.361cm" svg:height="0.962cm" svg:x="5.023cm" svg:y="4.356cm">
          <draw:text-box>
            <text:p><text:span text:style-name="T2">Mapped to Ice Sheet</text:span></text:p>
          </draw:text-box>
        </draw:frame>
        <draw:frame draw:style-name="gr9" draw:text-style-name="P4" draw:layer="layout" svg:width="6.221cm" svg:height="0.962cm" svg:x="7.35cm" svg:y="5.626cm">
          <draw:text-box>
            <text:p text:style-name="P4"><text:span text:style-name="T3">Mapped to Bed Map</text:span></text:p>
          </draw:text-box>
        </draw:frame>
        <draw:frame draw:style-name="gr9" draw:text-style-name="P4" draw:layer="layout" svg:width="2.022cm" svg:height="0.962cm" svg:x="14.345cm" svg:y="13.7cm">
          <draw:text-box>
            <text:p text:style-name="P4"><text:span text:style-name="T3">Earth</text:span></text:p>
          </draw:text-box>
        </draw:frame>
        <draw:path draw:style-name="gr18" draw:text-style-name="P1" draw:layer="layout" svg:width="21.221cm" svg:height="2.793cm" svg:x="3.7cm" svg:y="12.12cm" svg:viewBox="0 0 21222 2794" svg:d="m0 2588c0 0 11845-5958 21222 206">
          <text:p/>
        </draw:path>
        <draw:frame draw:style-name="gr9" draw:text-style-name="P2" draw:layer="layout" svg:width="2.195cm" svg:height="0.962cm" svg:x="13.446cm" svg:y="12.103cm">
          <draw:text-box>
            <text:p text:style-name="P2"><text:span text:style-name="T1">Geoid</text:span></text:p>
          </draw:text-box>
        </draw:frame>
        <draw:frame draw:style-name="gr9" draw:text-style-name="P5" draw:layer="layout" svg:width="1.349cm" svg:height="0.962cm" svg:x="12.938cm" svg:y="10.779cm">
          <draw:text-box>
            <text:p><text:span text:style-name="T4">Ice</text:span></text:p>
          </draw:text-box>
        </draw:frame>
        <draw:path draw:style-name="gr19" draw:text-style-name="P1" draw:layer="layout" svg:width="32.765cm" svg:height="6.254cm" svg:x="-2.81cm" svg:y="9.355cm" svg:viewBox="0 0 32766 6255" svg:d="m0 5794c0 0 18288-13339 32766 461">
          <text:p/>
        </draw:path>
        <draw:frame draw:style-name="gr9" draw:text-style-name="P6" draw:layer="layout" svg:width="6.213cm" svg:height="0.806cm" svg:x="13.319cm" svg:y="8.62cm">
          <draw:text-box>
            <text:p text:style-name="P6"><text:span text:style-name="T5">Highest point on continent</text:span></text:p>
          </draw:text-box>
        </draw:frame>
        <draw:line draw:style-name="gr20" draw:text-style-name="P1" draw:layer="layout" svg:x1="10.541cm" svg:y1="9.628cm" svg:x2="10.893cm" svg:y2="9.699cm">
          <text:p/>
        </draw:line>
        <draw:line draw:style-name="gr20" draw:text-style-name="P1" draw:layer="layout" svg:x1="10.753cm" svg:y1="9.487cm" svg:x2="10.682cm" svg:y2="9.839cm">
          <text:p/>
        </draw:line>
        <draw:frame draw:style-name="gr9" draw:text-style-name="P7" draw:layer="layout" svg:width="3.228cm" svg:height="0.721cm" svg:x="10.599cm" svg:y="9.677cm">
          <draw:text-box>
            <text:p><text:span text:style-name="T6">Begin Itera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26T15:10:11</meta:creation-date>
    <dc:date>2017-10-01T14:57:04</dc:date>
    <dc:creator>Ben Rotter</dc:creator>
    <meta:editing-duration>P2DT1H48M26S</meta:editing-duration>
    <meta:editing-cycles>5</meta:editing-cycles>
    <meta:generator>OpenOffice/4.0.0$Unix OpenOffice.org_project/400m3$Build-9702</meta:generator>
    <meta:document-statistic meta:object-count="43"/>
  </office:meta>
</office:document-meta>
</file>